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c287" officeooo:paragraph-rsid="001fc28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fc287" officeooo:paragraph-rsid="002185d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fc287" officeooo:paragraph-rsid="001fc287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1fc287" officeooo:paragraph-rsid="001fc287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1fc287" officeooo:paragraph-rsid="001fe9c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c287" officeooo:paragraph-rsid="002185db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20212d" officeooo:paragraph-rsid="0020212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0212d" officeooo:paragraph-rsid="0020212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212d" officeooo:paragraph-rsid="002185db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185db" officeooo:paragraph-rsid="002185d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231550" officeooo:paragraph-rsid="00231550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245a2d" officeooo:paragraph-rsid="00245a2d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25b5ce" officeooo:paragraph-rsid="0025b5ce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fe9c7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fe9c7" officeooo:paragraph-rsid="001fe9c7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1fe9c7" officeooo:paragraph-rsid="002185db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0212d" officeooo:paragraph-rsid="0020212d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31550" officeooo:paragraph-rsid="00231550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fc287" officeooo:paragraph-rsid="001fc28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fc287" officeooo:paragraph-rsid="001fc287" style:font-size-asian="14pt" style:font-weight-asian="bold" style:font-size-complex="14pt" style:font-weight-complex="bold"/>
    </style:style>
    <style:style style:name="T1" style:family="text">
      <style:text-properties officeooo:rsid="001fe9c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e9c7" style:font-weight-asian="normal" style:font-weight-complex="normal"/>
    </style:style>
    <style:style style:name="T4" style:family="text">
      <style:text-properties fo:font-weight="normal" officeooo:rsid="00231550" style:font-weight-asian="normal" style:font-weight-complex="normal"/>
    </style:style>
    <style:style style:name="T5" style:family="text">
      <style:text-properties fo:font-weight="normal" officeooo:rsid="00245a2d" style:font-weight-asian="normal" style:font-weight-complex="normal"/>
    </style:style>
    <style:style style:name="T6" style:family="text">
      <style:text-properties officeooo:rsid="002185db"/>
    </style:style>
    <style:style style:name="T7" style:family="text">
      <style:text-properties officeooo:rsid="0023155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6">WEEKLY </text:span>REMOTE MONITORING SOP</text:p>
      <text:p text:style-name="P20"/>
      <text:p text:style-name="P1">SCENARIAL 1: THROUGH PHONE</text:p>
      <text:p text:style-name="P3"/>
      <text:list xml:id="list137936569273435074" text:style-name="L2">
        <text:list-item>
          <text:p text:style-name="P4">call the facility contact person</text:p>
        </text:list-item>
        <text:list-item>
          <text:p text:style-name="P4">Introduce yourself </text:p>
        </text:list-item>
        <text:list-item>
          <text:p text:style-name="P5"><text:span text:style-name="T1">A</text:span>sk how the <text:span text:style-name="T1">systems are performing</text:span></text:p>
          <text:list>
            <text:list-item>
              <text:p text:style-name="P15"><text:span text:style-name="T2">Hardware- </text:span></text:p>
              <text:list>
                <text:list-item>
                  <text:p text:style-name="P17"><text:span text:style-name="T3">t</text:span><text:span text:style-name="T2">ouchsceens</text:span></text:p>
                </text:list-item>
                <text:list-item>
                  <text:p text:style-name="P14"><text:span text:style-name="T3">printers</text:span></text:p>
                </text:list-item>
                <text:list-item>
                  <text:p text:style-name="P14"><text:span text:style-name="T3">scanners</text:span></text:p>
                </text:list-item>
                <text:list-item>
                  <text:p text:style-name="P15"><text:span text:style-name="T2">network cables</text:span></text:p>
                  <text:p text:style-name="P15"><text:span text:style-name="T2"/></text:p>
                </text:list-item>
              </text:list>
            </text:list-item>
            <text:list-item>
              <text:p text:style-name="P15"><text:span text:style-name="T2">software</text:span></text:p>
              <text:list>
                <text:list-item>
                  <text:p text:style-name="P15"><text:span text:style-name="T2">system speed</text:span></text:p>
                </text:list-item>
                <text:list-item>
                  <text:p text:style-name="P17"><text:span text:style-name="T2">new users</text:span></text:p>
                </text:list-item>
                <text:list-item>
                  <text:p text:style-name="P17"><text:span text:style-name="T2">other questions that may apply.</text:span></text:p>
                  <text:p text:style-name="P17"><text:span text:style-name="T2"/></text:p>
                </text:list-item>
              </text:list>
            </text:list-item>
          </text:list>
        </text:list-item>
        <text:list-item>
          <text:p text:style-name="P7">Conclude the call</text:p>
        </text:list-item>
        <text:list-item>
          <text:p text:style-name="P7">If any issues, log into redmine</text:p>
        </text:list-item>
      </text:list>
      <text:p text:style-name="P8"/>
      <text:p text:style-name="P8"/>
      <text:p text:style-name="P2">SCENARIAL <text:span text:style-name="T7">2</text:span>: THROUGH <text:span text:style-name="T6">REMOTE <text:s/>LOGIN</text:span></text:p>
      <text:p text:style-name="P6"/>
      <text:list xml:id="list100203084998295" text:continue-list="list137936569273435074" text:style-name="L2">
        <text:list-item text:start-value="1">
          <text:p text:style-name="P13">Check network connectivity</text:p>
          <text:list>
            <text:list-item>
              <text:p text:style-name="P13">if unstable or down, contact the network team</text:p>
            </text:list-item>
            <text:list-item>
              <text:p text:style-name="P13">if stable, proceed to 2</text:p>
              <text:p text:style-name="P13"/>
            </text:list-item>
          </text:list>
        </text:list-item>
        <text:list-item>
          <text:p text:style-name="P11">Communicate to facility about your remote login</text:p>
          <text:list>
            <text:list-item>
              <text:p text:style-name="P11">specify your intentions</text:p>
            </text:list-item>
            <text:list-item>
              <text:p text:style-name="P11">communicate about possible system interupitions</text:p>
              <text:p text:style-name="P11"/>
            </text:list-item>
          </text:list>
        </text:list-item>
        <text:list-item>
          <text:p text:style-name="P10">Log the login in the login form</text:p>
        </text:list-item>
        <text:list-item>
          <text:p text:style-name="P10">Log into the remote server </text:p>
        </text:list-item>
        <text:list-item>
          <text:p text:style-name="P11">Start the application</text:p>
          <text:list>
            <text:list-item>
              <text:p text:style-name="P11"><text:soft-page-break/>Check the system performance</text:p>
              <text:list>
                <text:list-item>
                  <text:p text:style-name="P11">go through the whole system flow</text:p>
                </text:list-item>
                <text:list-item>
                  <text:p text:style-name="P11">note the system speed</text:p>
                </text:list-item>
                <text:list-item>
                  <text:p text:style-name="P11">remember to void encounters created</text:p>
                </text:list-item>
                <text:list-item>
                  <text:p text:style-name="P12">stop the application</text:p>
                  <text:p text:style-name="P11"/>
                </text:list-item>
              </text:list>
            </text:list-item>
            <text:list-item>
              <text:p text:style-name="P16"><text:span text:style-name="T4">Document the issue if any in redmine</text:span><text:span text:style-name="T2"> </text:span></text:p>
            </text:list-item>
          </text:list>
        </text:list-item>
        <text:list-item>
          <text:p text:style-name="P18"><text:span text:style-name="T2">Follow up </text:span><text:span text:style-name="T5">if documented issues are resolved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ject1" text:anchor-type="paragraph" svg:width="10.7209in" svg:height="7.28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8:44:32.380064514</meta:creation-date>
    <dc:date>2017-11-03T10:02:01.092152402</dc:date>
    <meta:editing-duration>PT25M5S</meta:editing-duration>
    <meta:editing-cycles>3</meta:editing-cycles>
    <meta:generator>LibreOffice/5.1.6.2$Linux_X86_64 LibreOffice_project/10m0$Build-2</meta:generator>
    <meta:document-statistic meta:table-count="0" meta:image-count="0" meta:object-count="1" meta:page-count="3" meta:paragraph-count="33" meta:word-count="163" meta:character-count="909" meta:non-whitespace-character-count="8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45pt"/>
    </style:style>
    <style:style style:name="co3" style:family="table-column">
      <style:table-column-properties fo:break-before="auto" style:column-width="94.71pt"/>
    </style:style>
    <style:style style:name="co4" style:family="table-column">
      <style:table-column-properties fo:break-before="auto" style:column-width="95.41pt"/>
    </style:style>
    <style:style style:name="co5" style:family="table-column">
      <style:table-column-properties fo:break-before="auto" style:column-width="89.09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133.31pt"/>
    </style:style>
    <style:style style:name="co8" style:family="table-column">
      <style:table-column-properties fo:break-before="auto" style:column-width="103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LOGIN OFFICER</text:p>
          </table:table-cell>
          <table:table-cell table:style-name="ce3" office:value-type="string" calcext:value-type="string">
            <text:p>SITE NAME</text:p>
          </table:table-cell>
          <table:table-cell table:style-name="ce3" office:value-type="string" calcext:value-type="string">
            <text:p>IP ADDRESS</text:p>
          </table:table-cell>
          <table:table-cell table:style-name="ce3" office:value-type="string" calcext:value-type="string">
            <text:p>LOGIN TIME</text:p>
          </table:table-cell>
          <table:table-cell table:style-name="ce3" office:value-type="string" calcext:value-type="string">
            <text:p>LOGOUT TIME</text:p>
          </table:table-cell>
          <table:table-cell table:style-name="ce3" office:value-type="string" calcext:value-type="string">
            <text:p>REASON </text:p>
          </table:table-cell>
          <table:table-cell table:style-name="ce3" office:value-type="string" calcext:value-type="string">
            <text:p>SIGNATURE</text:p>
          </table:table-cell>
        </table:table-row>
        <table:table-row table:style-name="ro1" table:number-rows-repeated="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8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0:01:34.305400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